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2" style:family="table-cell" style:parent-style-name="Default" style:data-style-name="N2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style:text-align-source="fix" style:repeat-content="false" style:vertical-align="middl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l, см</text:p>
          </table:table-cell>
          <table:table-cell office:value-type="string" calcext:value-type="string">
            <text:p>Угол, гр</text:p>
          </table:table-cell>
          <table:table-cell office:value-type="string" calcext:value-type="string">
            <text:p>0-ая</text:p>
          </table:table-cell>
          <table:table-cell table:number-columns-repeated="14"/>
        </table:table-row>
        <table:table-row table:style-name="ro1" table:number-rows-repeated="4">
          <table:table-cell table:number-columns-repeated="21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1"/>
          <table:table-cell office:value-type="string" calcext:value-type="string">
            <text:p>L</text:p>
          </table:table-cell>
          <table:table-cell office:value-type="string" calcext:value-type="string">
            <text:p>Дельта</text:p>
          </table:table-cell>
          <table:table-cell office:value-type="string" calcext:value-type="string">
            <text:p>Гамма1</text:p>
          </table:table-cell>
          <table:table-cell office:value-type="string" calcext:value-type="string">
            <text:p>Гамма</text:p>
          </table:table-cell>
          <table:table-cell office:value-type="string" calcext:value-type="string">
            <text:p>Гамма2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3.2" calcext:value-type="float">
            <text:p>3,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-3" calcext:value-type="float">
            <text:p>-3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formula="of:=[.A7]/[.B7]" office:value-type="float" office:value="0.8" calcext:value-type="float">
            <text:p>0,8</text:p>
          </table:table-cell>
          <table:table-cell office:value-type="float" office:value="0.997960799962432" calcext:value-type="float">
            <text:p>0,997960799962432</text:p>
          </table:table-cell>
          <table:table-cell table:formula="of:=([.D7]-[.C7])/([.D7]+[.C7])" office:value-type="float" office:value="0.828571428571429" calcext:value-type="float">
            <text:p>0,828571428571429</text:p>
          </table:table-cell>
          <table:table-cell table:formula="of:=[.T7]/[.S7]" office:value-type="float" office:value="0.830264503979134" calcext:value-type="float">
            <text:p>0,830264503979134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office:value-type="float" office:value="0.88" calcext:value-type="float">
            <text:p>0,88</text:p>
          </table:table-cell>
          <table:table-cell office:value-type="float" office:value="0.993807989999906" calcext:value-type="float">
            <text:p>0,993807989999906</text:p>
          </table:table-cell>
          <table:table-cell table:formula="of:=([.D8]-[.C8])/([.D8]+[.C8])" office:value-type="float" office:value="0.666666666666667" calcext:value-type="float">
            <text:p>0,666666666666667</text:p>
          </table:table-cell>
          <table:table-cell table:formula="of:=[.T8]/[.S8]" office:value-type="float" office:value="0.670820393249937" calcext:value-type="float">
            <text:p>0,670820393249937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0.4" calcext:value-type="float">
            <text:p>0,4</text:p>
          </table:table-cell>
          <table:table-cell office:value-type="float" office:value="2.8" calcext:value-type="float">
            <text:p>2,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,8</text:p>
          </table:table-cell>
          <table:table-cell table:formula="of:=2*SQRT([.R9])/(1+[.R9])" office:value-type="float" office:value="0.993807989999906" calcext:value-type="float">
            <text:p>0,993807989999906</text:p>
          </table:table-cell>
          <table:table-cell table:formula="of:=2.9/3.5" office:value-type="float" office:value="0.828571428571429" calcext:value-type="float">
            <text:p>0,828571428571429</text:p>
          </table:table-cell>
          <table:table-cell table:formula="of:=[.T9]/[.S9]" office:value-type="float" office:value="0.833733917324921" calcext:value-type="float">
            <text:p>0,833733917324921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0.85" calcext:value-type="float">
            <text:p>0,85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formula="of:=[.A10]/[.B10]" office:value-type="float" office:value="0.647058823529412" calcext:value-type="float">
            <text:p>0,647058823529412</text:p>
          </table:table-cell>
          <table:table-cell table:formula="of:=2*SQRT([.R10])/(1+[.R10])" office:value-type="float" office:value="0.976771023655525" calcext:value-type="float">
            <text:p>0,976771023655525</text:p>
          </table:table-cell>
          <table:table-cell table:formula="of:=([.D10]-[.C10])/([.D10]+[.C10])" office:value-type="float" office:value="0.875" calcext:value-type="float">
            <text:p>0,875</text:p>
          </table:table-cell>
          <table:table-cell table:formula="of:=[.T10]/[.S10]" office:value-type="float" office:value="0.895808719555735" calcext:value-type="float">
            <text:p>0,895808719555735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0.25" calcext:value-type="float">
            <text:p>0,25</text:p>
          </table:table-cell>
          <table:table-cell office:value-type="float" office:value="0.05" calcext:value-type="float">
            <text:p>0,05</text:p>
          </table:table-cell>
          <table:table-cell office:value-type="float" office:value="1.5" calcext:value-type="float">
            <text:p>1,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office:value-type="float" office:value="0.88" calcext:value-type="float">
            <text:p>0,88</text:p>
          </table:table-cell>
          <table:table-cell table:formula="of:=2*SQRT([.R11])/(1+[.R11])" office:value-type="float" office:value="0.997960799962432" calcext:value-type="float">
            <text:p>0,997960799962432</text:p>
          </table:table-cell>
          <table:table-cell table:formula="of:=2.8/3.2" office:value-type="float" office:value="0.875" calcext:value-type="float">
            <text:p>0,875</text:p>
          </table:table-cell>
          <table:table-cell table:formula="of:=[.T11]/[.S11]" office:value-type="float" office:value="0.876787946012448" calcext:value-type="float">
            <text:p>0,876787946012448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1.6" calcext:value-type="float">
            <text:p>1,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formula="of:=[.A12]/[.B12]" office:value-type="float" office:value="1.83333333333333" calcext:value-type="float">
            <text:p>1,83333333333333</text:p>
          </table:table-cell>
          <table:table-cell table:formula="of:=2*SQRT([.R12])/(1+[.R12])" office:value-type="float" office:value="0.955769224074819" calcext:value-type="float">
            <text:p>0,955769224074819</text:p>
          </table:table-cell>
          <table:table-cell table:formula="of:=1.45/1.55" office:value-type="float" office:value="0.935483870967742" calcext:value-type="float">
            <text:p>0,935483870967742</text:p>
          </table:table-cell>
          <table:table-cell table:formula="of:=[.T12]/[.S12]" office:value-type="float" office:value="0.978775887948565" calcext:value-type="float">
            <text:p>0,978775887948565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2.6" calcext:value-type="float">
            <text:p>2,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9"/>
          <table:table-cell table:formula="of:=[.E13]" office:value-type="float" office:value="18" calcext:value-type="float">
            <text:p>18</text:p>
          </table:table-cell>
          <table:table-cell table:formula="of:=[.A13]/[.B13]" office:value-type="float" office:value="0.6" calcext:value-type="float">
            <text:p>0,6</text:p>
          </table:table-cell>
          <table:table-cell table:formula="of:=2*SQRT([.R13])/(1+[.R13])" office:value-type="float" office:value="0.968245836551854" calcext:value-type="float">
            <text:p>0,968245836551854</text:p>
          </table:table-cell>
          <table:table-cell table:formula="of:=([.D13]-[.C13])/([.D13]+[.C13])" office:value-type="float" office:value="0.857142857142857" calcext:value-type="float">
            <text:p>0,857142857142857</text:p>
          </table:table-cell>
          <table:table-cell table:formula="of:=[.T13]/[.S13]" office:value-type="float" office:value="0.885253336275981" calcext:value-type="float">
            <text:p>0,885253336275981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1.5" calcext:value-type="float">
            <text:p>1,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9"/>
          <table:table-cell table:formula="of:=[.E14]" office:value-type="float" office:value="20" calcext:value-type="float">
            <text:p>20</text:p>
          </table:table-cell>
          <table:table-cell table:formula="of:=[.A14]/[.B14]" office:value-type="float" office:value="2" calcext:value-type="float">
            <text:p>2</text:p>
          </table:table-cell>
          <table:table-cell table:formula="of:=2*SQRT([.R14])/(1+[.R14])" office:value-type="float" office:value="0.942809041582063" calcext:value-type="float">
            <text:p>0,942809041582063</text:p>
          </table:table-cell>
          <table:table-cell table:formula="of:=([.D14]-[.C14])/([.D14]+[.C14])" office:value-type="float" office:value="0.764705882352941" calcext:value-type="float">
            <text:p>0,764705882352941</text:p>
          </table:table-cell>
          <table:table-cell table:formula="of:=[.T14]/[.S14]" office:value-type="float" office:value="0.81109307253751" calcext:value-type="float">
            <text:p>0,81109307253751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1.2" calcext:value-type="float">
            <text:p>1,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9"/>
          <table:table-cell table:formula="of:=[.E15]" office:value-type="float" office:value="22" calcext:value-type="float">
            <text:p>22</text:p>
          </table:table-cell>
          <table:table-cell table:formula="of:=[.A15]/[.B15]" office:value-type="float" office:value="3" calcext:value-type="float">
            <text:p>3</text:p>
          </table:table-cell>
          <table:table-cell table:formula="of:=2*SQRT([.R15])/(1+[.R15])" office:value-type="float" office:value="0.866025403784439" calcext:value-type="float">
            <text:p>0,866025403784439</text:p>
          </table:table-cell>
          <table:table-cell table:formula="of:=([.D15]-[.C15])/([.D15]+[.C15])" office:value-type="float" office:value="0.6" calcext:value-type="float">
            <text:p>0,6</text:p>
          </table:table-cell>
          <table:table-cell table:formula="of:=[.T15]/[.S15]" office:value-type="float" office:value="0.692820323027551" calcext:value-type="float">
            <text:p>0,692820323027551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1.1" calcext:value-type="float">
            <text:p>1,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9"/>
          <table:table-cell table:formula="of:=[.E16]" office:value-type="float" office:value="24" calcext:value-type="float">
            <text:p>24</text:p>
          </table:table-cell>
          <table:table-cell table:formula="of:=[.A16]/[.B16]" office:value-type="float" office:value="2" calcext:value-type="float">
            <text:p>2</text:p>
          </table:table-cell>
          <table:table-cell table:formula="of:=2*SQRT([.R16])/(1+[.R16])" office:value-type="float" office:value="0.942809041582063" calcext:value-type="float">
            <text:p>0,942809041582063</text:p>
          </table:table-cell>
          <table:table-cell table:formula="of:=([.D16]-[.C16])/([.D16]+[.C16])" office:value-type="float" office:value="0.466666666666667" calcext:value-type="float">
            <text:p>0,466666666666667</text:p>
          </table:table-cell>
          <table:table-cell table:formula="of:=[.T16]/[.S16]" office:value-type="float" office:value="0.494974746830583" calcext:value-type="float">
            <text:p>0,494974746830583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3" calcext:value-type="float">
            <text:p>0,3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9"/>
          <table:table-cell table:formula="of:=[.E17]" office:value-type="float" office:value="28" calcext:value-type="float">
            <text:p>28</text:p>
          </table:table-cell>
          <table:table-cell table:formula="of:=[.A17]/[.B17]" office:value-type="float" office:value="2" calcext:value-type="float">
            <text:p>2</text:p>
          </table:table-cell>
          <table:table-cell table:formula="of:=2*SQRT([.R17])/(1+[.R17])" office:value-type="float" office:value="0.942809041582063" calcext:value-type="float">
            <text:p>0,942809041582063</text:p>
          </table:table-cell>
          <table:table-cell table:formula="of:=([.D17]-[.C17])/([.D17]+[.C17])" office:value-type="float" office:value="0.25" calcext:value-type="float">
            <text:p>0,25</text:p>
          </table:table-cell>
          <table:table-cell table:formula="of:=[.T17]/[.S17]" office:value-type="float" office:value="0.265165042944955" calcext:value-type="float">
            <text:p>0,265165042944955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0.7" calcext:value-type="float">
            <text:p>0,7</text:p>
          </table:table-cell>
          <table:table-cell office:value-type="float" office:value="1.1" calcext:value-type="float">
            <text:p>1,1</text:p>
          </table:table-cell>
          <table:table-cell office:value-type="float" office:value="1.4" calcext:value-type="float">
            <text:p>1,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9"/>
          <table:table-cell table:formula="of:=[.E18]" office:value-type="float" office:value="34" calcext:value-type="float">
            <text:p>34</text:p>
          </table:table-cell>
          <table:table-cell table:formula="of:=[.A18]/[.B18]" office:value-type="float" office:value="0.785714285714286" calcext:value-type="float">
            <text:p>0,785714285714286</text:p>
          </table:table-cell>
          <table:table-cell table:formula="of:=2*SQRT([.R18])/(1+[.R18])" office:value-type="float" office:value="0.992773891679269" calcext:value-type="float">
            <text:p>0,992773891679269</text:p>
          </table:table-cell>
          <table:table-cell table:formula="of:=([.D18]-[.C18])/([.D18]+[.C18])" office:value-type="float" office:value="0.12" calcext:value-type="float">
            <text:p>0,12</text:p>
          </table:table-cell>
          <table:table-cell table:formula="of:=[.T18]/[.S18]" office:value-type="float" office:value="0.120873444603807" calcext:value-type="float">
            <text:p>0,120873444603807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45" calcext:value-type="float">
            <text:p>0,45</text:p>
          </table:table-cell>
          <table:table-cell office:value-type="float" office:value="0.8" calcext:value-type="float">
            <text:p>0,8</text:p>
          </table:table-cell>
          <table:table-cell office:value-type="float" office:value="1.1" calcext:value-type="float">
            <text:p>1,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9"/>
          <table:table-cell table:formula="of:=[.E19]" office:value-type="float" office:value="40" calcext:value-type="float">
            <text:p>40</text:p>
          </table:table-cell>
          <table:table-cell table:formula="of:=[.A19]/[.B19]" office:value-type="float" office:value="1.33333333333333" calcext:value-type="float">
            <text:p>1,33333333333333</text:p>
          </table:table-cell>
          <table:table-cell table:formula="of:=2*SQRT([.R19])/(1+[.R19])" office:value-type="float" office:value="0.989743318610787" calcext:value-type="float">
            <text:p>0,989743318610787</text:p>
          </table:table-cell>
          <table:table-cell table:formula="of:=([.D19]-[.C19])/([.D19]+[.C19])" office:value-type="float" office:value="0.157894736842105" calcext:value-type="float">
            <text:p>0,157894736842105</text:p>
          </table:table-cell>
          <table:table-cell table:formula="of:=[.T19]/[.S19]" office:value-type="float" office:value="0.159530995433976" calcext:value-type="float">
            <text:p>0,159530995433976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55" calcext:value-type="float">
            <text:p>0,55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style-name="ce6" office:value-type="string" calcext:value-type="string">
            <text:p>ДЛЯ 43</text:p>
          </table:table-cell>
          <table:table-cell table:style-name="ce8" office:value-type="float" office:value="0.6" calcext:value-type="float">
            <text:p>0,6</text:p>
          </table:table-cell>
          <table:table-cell table:style-name="ce8" office:value-type="float" office:value="0.45" calcext:value-type="float">
            <text:p>0,45</text:p>
          </table:table-cell>
          <table:table-cell table:style-name="ce8" office:value-type="float" office:value="0.9" calcext:value-type="float">
            <text:p>0,9</text:p>
          </table:table-cell>
          <table:table-cell table:style-name="ce8" office:value-type="float" office:value="1.2" calcext:value-type="float">
            <text:p>1,2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-3" calcext:value-type="float">
            <text:p>-3</text:p>
          </table:table-cell>
          <table:table-cell/>
          <table:table-cell table:formula="of:=[.E20]" office:value-type="float" office:value="46" calcext:value-type="float">
            <text:p>46</text:p>
          </table:table-cell>
          <table:table-cell table:formula="of:=[.A20]/[.B20]" office:value-type="float" office:value="1.09090909090909" calcext:value-type="float">
            <text:p>1,09090909090909</text:p>
          </table:table-cell>
          <table:table-cell table:formula="of:=2*SQRT([.R20])/(1+[.R20])" office:value-type="float" office:value="0.999054373310961" calcext:value-type="float">
            <text:p>0,999054373310961</text:p>
          </table:table-cell>
          <table:table-cell table:formula="of:=([.D20]-[.C20])/([.D20]+[.C20])" office:value-type="float" office:value="0.166666666666667" calcext:value-type="float">
            <text:p>0,166666666666667</text:p>
          </table:table-cell>
          <table:table-cell table:formula="of:=[.T20]/[.S20]" office:value-type="float" office:value="0.166824420290877" calcext:value-type="float">
            <text:p>0,166824420290877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2" calcext:value-type="float">
            <text:p>0,2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ДЛЯ 56</text:p>
          </table:table-cell>
          <table:table-cell table:style-name="ce9" office:value-type="float" office:value="0.6" calcext:value-type="float">
            <text:p>0,6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4" calcext:value-type="float">
            <text:p>1,4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float" office:value="-3" calcext:value-type="float">
            <text:p>-3</text:p>
          </table:table-cell>
          <table:table-cell/>
          <table:table-cell table:formula="of:=[.E21]" office:value-type="float" office:value="50" calcext:value-type="float">
            <text:p>50</text:p>
          </table:table-cell>
          <table:table-cell table:formula="of:=[.A21]/[.B21]" office:value-type="float" office:value="3" calcext:value-type="float">
            <text:p>3</text:p>
          </table:table-cell>
          <table:table-cell table:formula="of:=2*SQRT([.R21])/(1+[.R21])" office:value-type="float" office:value="0.866025403784439" calcext:value-type="float">
            <text:p>0,866025403784439</text:p>
          </table:table-cell>
          <table:table-cell table:formula="of:=([.D21]-[.C21])/([.D21]+[.C21])" office:value-type="float" office:value="0.142857142857143" calcext:value-type="float">
            <text:p>0,142857142857143</text:p>
          </table:table-cell>
          <table:table-cell table:formula="of:=[.T21]/[.S21]" office:value-type="float" office:value="0.164957219768464" calcext:value-type="float">
            <text:p>0,164957219768464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1.1" calcext:value-type="float">
            <text:p>1,1</text:p>
          </table:table-cell>
          <table:table-cell office:value-type="float" office:value="1.2" calcext:value-type="float">
            <text:p>1,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9"/>
          <table:table-cell table:formula="of:=[.E22]" office:value-type="float" office:value="64" calcext:value-type="float">
            <text:p>64</text:p>
          </table:table-cell>
          <table:table-cell table:formula="of:=[.A22]/[.B22]" office:value-type="float" office:value="1.5" calcext:value-type="float">
            <text:p>1,5</text:p>
          </table:table-cell>
          <table:table-cell table:formula="of:=2*SQRT([.R22])/(1+[.R22])" office:value-type="float" office:value="0.979795897113271" calcext:value-type="float">
            <text:p>0,979795897113271</text:p>
          </table:table-cell>
          <table:table-cell table:formula="of:=([.D22]-[.C22])/([.D22]+[.C22])" office:value-type="float" office:value="0.0434782608695652" calcext:value-type="float">
            <text:p>0,043478260869565</text:p>
          </table:table-cell>
          <table:table-cell table:formula="of:=[.T22]/[.S22]" office:value-type="float" office:value="0.0443748141808546" calcext:value-type="float">
            <text:p>0,044374814180855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number-columns-repeated="2" office:value-type="float" office:value="1.4" calcext:value-type="float">
            <text:p>1,4</text:p>
          </table:table-cell>
          <table:table-cell office:value-type="float" office:value="2.6" calcext:value-type="float">
            <text:p>2,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9"/>
          <table:table-cell table:formula="of:=[.E23]" office:value-type="float" office:value="70" calcext:value-type="float">
            <text:p>70</text:p>
          </table:table-cell>
          <table:table-cell table:formula="of:=[.A23]/[.B23]" office:value-type="float" office:value="0.428571428571429" calcext:value-type="float">
            <text:p>0,428571428571429</text:p>
          </table:table-cell>
          <table:table-cell table:formula="of:=2*SQRT([.R23])/(1+[.R23])" office:value-type="float" office:value="0.916515138991168" calcext:value-type="float">
            <text:p>0,916515138991168</text:p>
          </table:table-cell>
          <table:table-cell table:formula="of:=([.D23]-[.C23])/([.D23]+[.C23])" office:value-type="float" office:value="0.3" calcext:value-type="float">
            <text:p>0,3</text:p>
          </table:table-cell>
          <table:table-cell table:formula="of:=[.T23]/[.S23]" office:value-type="float" office:value="0.327326835353989" calcext:value-type="float">
            <text:p>0,327326835353989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1.3" calcext:value-type="float">
            <text:p>1,3</text:p>
          </table:table-cell>
          <table:table-cell office:value-type="float" office:value="1.2" calcext:value-type="float">
            <text:p>1,2</text:p>
          </table:table-cell>
          <table:table-cell office:value-type="float" office:value="2.8" calcext:value-type="float">
            <text:p>2,8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9"/>
          <table:table-cell table:formula="of:=[.E24]" office:value-type="float" office:value="72" calcext:value-type="float">
            <text:p>72</text:p>
          </table:table-cell>
          <table:table-cell table:formula="of:=[.A24]/[.B24]" office:value-type="float" office:value="0.538461538461539" calcext:value-type="float">
            <text:p>0,538461538461539</text:p>
          </table:table-cell>
          <table:table-cell table:formula="of:=2*SQRT([.R24])/(1+[.R24])" office:value-type="float" office:value="0.953939201416946" calcext:value-type="float">
            <text:p>0,953939201416946</text:p>
          </table:table-cell>
          <table:table-cell table:formula="of:=([.D24]-[.C24])/([.D24]+[.C24])" office:value-type="float" office:value="0.4" calcext:value-type="float">
            <text:p>0,4</text:p>
          </table:table-cell>
          <table:table-cell table:formula="of:=[.T24]/[.S24]" office:value-type="float" office:value="0.419313934688767" calcext:value-type="float">
            <text:p>0,419313934688767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,7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9"/>
          <table:table-cell table:formula="of:=[.E25]" office:value-type="float" office:value="73" calcext:value-type="float">
            <text:p>73</text:p>
          </table:table-cell>
          <table:table-cell table:formula="of:=[.A25]/[.B25]" office:value-type="float" office:value="0.46875" calcext:value-type="float">
            <text:p>0,46875</text:p>
          </table:table-cell>
          <table:table-cell table:formula="of:=2*SQRT([.R25])/(1+[.R25])" office:value-type="float" office:value="0.93229371490241" calcext:value-type="float">
            <text:p>0,93229371490241</text:p>
          </table:table-cell>
          <table:table-cell table:formula="of:=([.D25]-[.C25])/([.D25]+[.C25])" office:value-type="float" office:value="0.574468085106383" calcext:value-type="float">
            <text:p>0,574468085106383</text:p>
          </table:table-cell>
          <table:table-cell table:formula="of:=[.T25]/[.S25]" office:value-type="float" office:value="0.616187877193312" calcext:value-type="float">
            <text:p>0,616187877193312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1.8" calcext:value-type="float">
            <text:p>1,8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,2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9"/>
          <table:table-cell table:formula="of:=[.E26]" office:value-type="float" office:value="74" calcext:value-type="float">
            <text:p>74</text:p>
          </table:table-cell>
          <table:table-cell table:formula="of:=[.A26]/[.B26]" office:value-type="float" office:value="0.444444444444444" calcext:value-type="float">
            <text:p>0,444444444444444</text:p>
          </table:table-cell>
          <table:table-cell table:formula="of:=2*SQRT([.R26])/(1+[.R26])" office:value-type="float" office:value="0.923076923076923" calcext:value-type="float">
            <text:p>0,923076923076923</text:p>
          </table:table-cell>
          <table:table-cell table:formula="of:=([.D26]-[.C26])/([.D26]+[.C26])" office:value-type="float" office:value="0.615384615384615" calcext:value-type="float">
            <text:p>0,615384615384615</text:p>
          </table:table-cell>
          <table:table-cell table:formula="of:=[.T26]/[.S26]" office:value-type="float" office:value="0.666666666666667" calcext:value-type="float">
            <text:p>0,666666666666667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1.65" calcext:value-type="float">
            <text:p>1,65</text:p>
          </table:table-cell>
          <table:table-cell office:value-type="float" office:value="0.8" calcext:value-type="float">
            <text:p>0,8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11"/>
          <table:table-cell table:formula="of:=[.E27]" office:value-type="float" office:value="75" calcext:value-type="float">
            <text:p>75</text:p>
          </table:table-cell>
          <table:table-cell table:formula="of:=[.A27]/[.B27]" office:value-type="float" office:value="0.484848484848485" calcext:value-type="float">
            <text:p>0,484848484848485</text:p>
          </table:table-cell>
          <table:table-cell table:formula="of:=2*SQRT([.R27])/(1+[.R27])" office:value-type="float" office:value="0.937887779026617" calcext:value-type="float">
            <text:p>0,937887779026617</text:p>
          </table:table-cell>
          <table:table-cell table:formula="of:=([.D27]-[.C27])/([.D27]+[.C27])" office:value-type="float" office:value="0.666666666666667" calcext:value-type="float">
            <text:p>0,666666666666667</text:p>
          </table:table-cell>
          <table:table-cell table:formula="of:=[.T27]/[.S27]" office:value-type="float" office:value="0.710817095152433" calcext:value-type="float">
            <text:p>0,710817095152433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4.2" calcext:value-type="float">
            <text:p>4,2</text:p>
          </table:table-cell>
          <table:table-cell office:value-type="float" office:value="76" calcext:value-type="float">
            <text:p>76</text:p>
          </table:table-cell>
          <table:table-cell table:number-columns-repeated="11"/>
          <table:table-cell table:formula="of:=[.E28]" office:value-type="float" office:value="76" calcext:value-type="float">
            <text:p>76</text:p>
          </table:table-cell>
          <table:table-cell table:formula="of:=[.A28]/[.B28]" office:value-type="float" office:value="0.5" calcext:value-type="float">
            <text:p>0,5</text:p>
          </table:table-cell>
          <table:table-cell table:formula="of:=2*SQRT([.R28])/(1+[.R28])" office:value-type="float" office:value="0.942809041582063" calcext:value-type="float">
            <text:p>0,942809041582063</text:p>
          </table:table-cell>
          <table:table-cell table:formula="of:=([.D28]-[.C28])/([.D28]+[.C28])" office:value-type="float" office:value="0.75" calcext:value-type="float">
            <text:p>0,75</text:p>
          </table:table-cell>
          <table:table-cell table:formula="of:=[.T28]/[.S28]" office:value-type="float" office:value="0.795495128834866" calcext:value-type="float">
            <text:p>0,795495128834866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1.8" calcext:value-type="float">
            <text:p>1,8</text:p>
          </table:table-cell>
          <table:table-cell office:value-type="float" office:value="0.6" calcext:value-type="float">
            <text:p>0,6</text:p>
          </table:table-cell>
          <table:table-cell office:value-type="float" office:value="4.4" calcext:value-type="float">
            <text:p>4,4</text:p>
          </table:table-cell>
          <table:table-cell office:value-type="float" office:value="77" calcext:value-type="float">
            <text:p>77</text:p>
          </table:table-cell>
          <table:table-cell table:number-columns-repeated="11"/>
          <table:table-cell table:formula="of:=[.E29]" office:value-type="float" office:value="77" calcext:value-type="float">
            <text:p>77</text:p>
          </table:table-cell>
          <table:table-cell table:formula="of:=[.A29]/[.B29]" office:value-type="float" office:value="0.444444444444444" calcext:value-type="float">
            <text:p>0,444444444444444</text:p>
          </table:table-cell>
          <table:table-cell table:formula="of:=2*SQRT([.R29])/(1+[.R29])" office:value-type="float" office:value="0.923076923076923" calcext:value-type="float">
            <text:p>0,923076923076923</text:p>
          </table:table-cell>
          <table:table-cell table:formula="of:=([.D29]-[.C29])/([.D29]+[.C29])" office:value-type="float" office:value="0.76" calcext:value-type="float">
            <text:p>0,76</text:p>
          </table:table-cell>
          <table:table-cell table:formula="of:=[.T29]/[.S29]" office:value-type="float" office:value="0.823333333333333" calcext:value-type="float">
            <text:p>0,823333333333333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1.75" calcext:value-type="float">
            <text:p>1,75</text:p>
          </table:table-cell>
          <table:table-cell office:value-type="float" office:value="0.6" calcext:value-type="float">
            <text:p>0,6</text:p>
          </table:table-cell>
          <table:table-cell office:value-type="float" office:value="4.4" calcext:value-type="float">
            <text:p>4,4</text:p>
          </table:table-cell>
          <table:table-cell office:value-type="float" office:value="78" calcext:value-type="float">
            <text:p>78</text:p>
          </table:table-cell>
          <table:table-cell table:number-columns-repeated="11"/>
          <table:table-cell table:formula="of:=[.E30]" office:value-type="float" office:value="78" calcext:value-type="float">
            <text:p>78</text:p>
          </table:table-cell>
          <table:table-cell table:formula="of:=[.A30]/[.B30]" office:value-type="float" office:value="0.457142857142857" calcext:value-type="float">
            <text:p>0,457142857142857</text:p>
          </table:table-cell>
          <table:table-cell table:formula="of:=2*SQRT([.R30])/(1+[.R30])" office:value-type="float" office:value="0.928012514996018" calcext:value-type="float">
            <text:p>0,928012514996018</text:p>
          </table:table-cell>
          <table:table-cell table:formula="of:=([.D30]-[.C30])/([.D30]+[.C30])" office:value-type="float" office:value="0.76" calcext:value-type="float">
            <text:p>0,76</text:p>
          </table:table-cell>
          <table:table-cell table:formula="of:=[.T30]/[.S30]" office:value-type="float" office:value="0.818954472831932" calcext:value-type="float">
            <text:p>0,818954472831932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4.8" calcext:value-type="float">
            <text:p>4,8</text:p>
          </table:table-cell>
          <table:table-cell office:value-type="float" office:value="79" calcext:value-type="float">
            <text:p>79</text:p>
          </table:table-cell>
          <table:table-cell table:number-columns-repeated="11"/>
          <table:table-cell table:formula="of:=[.E31]" office:value-type="float" office:value="79" calcext:value-type="float">
            <text:p>79</text:p>
          </table:table-cell>
          <table:table-cell table:formula="of:=[.A31]/[.B31]" office:value-type="float" office:value="0.4" calcext:value-type="float">
            <text:p>0,4</text:p>
          </table:table-cell>
          <table:table-cell table:formula="of:=2*SQRT([.R31])/(1+[.R31])" office:value-type="float" office:value="0.903507902905251" calcext:value-type="float">
            <text:p>0,903507902905251</text:p>
          </table:table-cell>
          <table:table-cell table:formula="of:=([.D31]-[.C31])/([.D31]+[.C31])" office:value-type="float" office:value="0.777777777777778" calcext:value-type="float">
            <text:p>0,777777777777778</text:p>
          </table:table-cell>
          <table:table-cell table:formula="of:=[.T31]/[.S31]" office:value-type="float" office:value="0.860842251934725" calcext:value-type="float">
            <text:p>0,860842251934725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1.9" calcext:value-type="float">
            <text:p>1,9</text:p>
          </table:table-cell>
          <table:table-cell office:value-type="float" office:value="0.5" calcext:value-type="float">
            <text:p>0,5</text:p>
          </table:table-cell>
          <table:table-cell office:value-type="float" office:value="4.8" calcext:value-type="float">
            <text:p>4,8</text:p>
          </table:table-cell>
          <table:table-cell office:value-type="float" office:value="80" calcext:value-type="float">
            <text:p>80</text:p>
          </table:table-cell>
          <table:table-cell table:number-columns-repeated="11"/>
          <table:table-cell table:formula="of:=[.E32]" office:value-type="float" office:value="80" calcext:value-type="float">
            <text:p>80</text:p>
          </table:table-cell>
          <table:table-cell table:formula="of:=[.A32]/[.B32]" office:value-type="float" office:value="0.421052631578947" calcext:value-type="float">
            <text:p>0,421052631578947</text:p>
          </table:table-cell>
          <table:table-cell table:formula="of:=2*SQRT([.R32])/(1+[.R32])" office:value-type="float" office:value="0.913246518958367" calcext:value-type="float">
            <text:p>0,913246518958367</text:p>
          </table:table-cell>
          <table:table-cell table:formula="of:=([.D32]-[.C32])/([.D32]+[.C32])" office:value-type="float" office:value="0.811320754716981" calcext:value-type="float">
            <text:p>0,811320754716981</text:p>
          </table:table-cell>
          <table:table-cell table:formula="of:=[.T32]/[.S32]" office:value-type="float" office:value="0.888391839305733" calcext:value-type="float">
            <text:p>0,888391839305733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2.2" calcext:value-type="float">
            <text:p>2,2</text:p>
          </table:table-cell>
          <table:table-cell office:value-type="float" office:value="0.8" calcext:value-type="float">
            <text:p>0,8</text:p>
          </table:table-cell>
          <table:table-cell office:value-type="float" office:value="5.2" calcext:value-type="float">
            <text:p>5,2</text:p>
          </table:table-cell>
          <table:table-cell office:value-type="float" office:value="81" calcext:value-type="float">
            <text:p>81</text:p>
          </table:table-cell>
          <table:table-cell table:number-columns-repeated="11"/>
          <table:table-cell table:formula="of:=[.E33]" office:value-type="float" office:value="81" calcext:value-type="float">
            <text:p>81</text:p>
          </table:table-cell>
          <table:table-cell table:formula="of:=[.A33]/[.B33]" office:value-type="float" office:value="0.363636363636364" calcext:value-type="float">
            <text:p>0,363636363636364</text:p>
          </table:table-cell>
          <table:table-cell table:formula="of:=2*SQRT([.R33])/(1+[.R33])" office:value-type="float" office:value="0.884433277428106" calcext:value-type="float">
            <text:p>0,884433277428106</text:p>
          </table:table-cell>
          <table:table-cell table:formula="of:=([.D33]-[.C33])/([.D33]+[.C33])" office:value-type="float" office:value="0.733333333333333" calcext:value-type="float">
            <text:p>0,733333333333333</text:p>
          </table:table-cell>
          <table:table-cell table:formula="of:=[.T33]/[.S33]" office:value-type="float" office:value="0.82915619758885" calcext:value-type="float">
            <text:p>0,82915619758885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2.3" calcext:value-type="float">
            <text:p>2,3</text:p>
          </table:table-cell>
          <table:table-cell office:value-type="float" office:value="0.8" calcext:value-type="float">
            <text:p>0,8</text:p>
          </table:table-cell>
          <table:table-cell office:value-type="float" office:value="5.2" calcext:value-type="float">
            <text:p>5,2</text:p>
          </table:table-cell>
          <table:table-cell office:value-type="float" office:value="82" calcext:value-type="float">
            <text:p>82</text:p>
          </table:table-cell>
          <table:table-cell table:number-columns-repeated="11"/>
          <table:table-cell table:formula="of:=[.E34]" office:value-type="float" office:value="82" calcext:value-type="float">
            <text:p>82</text:p>
          </table:table-cell>
          <table:table-cell table:formula="of:=[.A34]/[.B34]" office:value-type="float" office:value="0.347826086956522" calcext:value-type="float">
            <text:p>0,347826086956522</text:p>
          </table:table-cell>
          <table:table-cell table:formula="of:=2*SQRT([.R34])/(1+[.R34])" office:value-type="float" office:value="0.875139352661325" calcext:value-type="float">
            <text:p>0,875139352661325</text:p>
          </table:table-cell>
          <table:table-cell table:formula="of:=([.D34]-[.C34])/([.D34]+[.C34])" office:value-type="float" office:value="0.733333333333333" calcext:value-type="float">
            <text:p>0,733333333333333</text:p>
          </table:table-cell>
          <table:table-cell table:formula="of:=[.T34]/[.S34]" office:value-type="float" office:value="0.837961784146999" calcext:value-type="float">
            <text:p>0,837961784146999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office:value-type="float" office:value="4.9" calcext:value-type="float">
            <text:p>4,9</text:p>
          </table:table-cell>
          <table:table-cell office:value-type="float" office:value="83" calcext:value-type="float">
            <text:p>83</text:p>
          </table:table-cell>
          <table:table-cell table:number-columns-repeated="11"/>
          <table:table-cell table:formula="of:=[.E35]" office:value-type="float" office:value="83" calcext:value-type="float">
            <text:p>83</text:p>
          </table:table-cell>
          <table:table-cell table:formula="of:=[.A35]/[.B35]" office:value-type="float" office:value="0.4" calcext:value-type="float">
            <text:p>0,4</text:p>
          </table:table-cell>
          <table:table-cell table:formula="of:=2*SQRT([.R35])/(1+[.R35])" office:value-type="float" office:value="0.903507902905251" calcext:value-type="float">
            <text:p>0,903507902905251</text:p>
          </table:table-cell>
          <table:table-cell table:formula="of:=([.D35]-[.C35])/([.D35]+[.C35])" office:value-type="float" office:value="0.75" calcext:value-type="float">
            <text:p>0,75</text:p>
          </table:table-cell>
          <table:table-cell table:formula="of:=[.T35]/[.S35]" office:value-type="float" office:value="0.8300978857942" calcext:value-type="float">
            <text:p>0,8300978857942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1.65" calcext:value-type="float">
            <text:p>1,65</text:p>
          </table:table-cell>
          <table:table-cell office:value-type="float" office:value="0.6" calcext:value-type="float">
            <text:p>0,6</text:p>
          </table:table-cell>
          <table:table-cell office:value-type="float" office:value="4.2" calcext:value-type="float">
            <text:p>4,2</text:p>
          </table:table-cell>
          <table:table-cell office:value-type="float" office:value="84" calcext:value-type="float">
            <text:p>84</text:p>
          </table:table-cell>
          <table:table-cell table:number-columns-repeated="11"/>
          <table:table-cell table:formula="of:=[.E36]" office:value-type="float" office:value="84" calcext:value-type="float">
            <text:p>84</text:p>
          </table:table-cell>
          <table:table-cell table:formula="of:=[.A36]/[.B36]" office:value-type="float" office:value="0.484848484848485" calcext:value-type="float">
            <text:p>0,484848484848485</text:p>
          </table:table-cell>
          <table:table-cell table:formula="of:=2*SQRT([.R36])/(1+[.R36])" office:value-type="float" office:value="0.937887779026617" calcext:value-type="float">
            <text:p>0,937887779026617</text:p>
          </table:table-cell>
          <table:table-cell table:formula="of:=([.D36]-[.C36])/([.D36]+[.C36])" office:value-type="float" office:value="0.75" calcext:value-type="float">
            <text:p>0,75</text:p>
          </table:table-cell>
          <table:table-cell table:formula="of:=[.T36]/[.S36]" office:value-type="float" office:value="0.799669232046487" calcext:value-type="float">
            <text:p>0,799669232046487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1.65" calcext:value-type="float">
            <text:p>1,65</text:p>
          </table:table-cell>
          <table:table-cell office:value-type="float" office:value="0.7" calcext:value-type="float">
            <text:p>0,7</text:p>
          </table:table-cell>
          <table:table-cell office:value-type="float" office:value="4.1" calcext:value-type="float">
            <text:p>4,1</text:p>
          </table:table-cell>
          <table:table-cell office:value-type="float" office:value="85" calcext:value-type="float">
            <text:p>85</text:p>
          </table:table-cell>
          <table:table-cell table:number-columns-repeated="11"/>
          <table:table-cell table:formula="of:=[.E37]" office:value-type="float" office:value="85" calcext:value-type="float">
            <text:p>85</text:p>
          </table:table-cell>
          <table:table-cell table:formula="of:=[.A37]/[.B37]" office:value-type="float" office:value="0.484848484848485" calcext:value-type="float">
            <text:p>0,484848484848485</text:p>
          </table:table-cell>
          <table:table-cell table:formula="of:=2*SQRT([.R37])/(1+[.R37])" office:value-type="float" office:value="0.937887779026617" calcext:value-type="float">
            <text:p>0,937887779026617</text:p>
          </table:table-cell>
          <table:table-cell table:formula="of:=([.D37]-[.C37])/([.D37]+[.C37])" office:value-type="float" office:value="0.708333333333333" calcext:value-type="float">
            <text:p>0,708333333333333</text:p>
          </table:table-cell>
          <table:table-cell table:formula="of:=[.T37]/[.S37]" office:value-type="float" office:value="0.75524316359946" calcext:value-type="float">
            <text:p>0,75524316359946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2.2" calcext:value-type="float">
            <text:p>2,2</text:p>
          </table:table-cell>
          <table:table-cell office:value-type="float" office:value="1.1" calcext:value-type="float">
            <text:p>1,1</text:p>
          </table:table-cell>
          <table:table-cell office:value-type="float" office:value="4.7" calcext:value-type="float">
            <text:p>4,7</text:p>
          </table:table-cell>
          <table:table-cell office:value-type="float" office:value="86" calcext:value-type="float">
            <text:p>86</text:p>
          </table:table-cell>
          <table:table-cell table:number-columns-repeated="11"/>
          <table:table-cell table:formula="of:=[.E38]" office:value-type="float" office:value="86" calcext:value-type="float">
            <text:p>86</text:p>
          </table:table-cell>
          <table:table-cell table:formula="of:=[.A38]/[.B38]" office:value-type="float" office:value="0.363636363636364" calcext:value-type="float">
            <text:p>0,363636363636364</text:p>
          </table:table-cell>
          <table:table-cell table:formula="of:=2*SQRT([.R38])/(1+[.R38])" office:value-type="float" office:value="0.884433277428106" calcext:value-type="float">
            <text:p>0,884433277428106</text:p>
          </table:table-cell>
          <table:table-cell table:formula="of:=([.D38]-[.C38])/([.D38]+[.C38])" office:value-type="float" office:value="0.620689655172414" calcext:value-type="float">
            <text:p>0,620689655172414</text:p>
          </table:table-cell>
          <table:table-cell table:formula="of:=[.T38]/[.S38]" office:value-type="float" office:value="0.701793646862036" calcext:value-type="float">
            <text:p>0,701793646862036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3.1" calcext:value-type="float">
            <text:p>3,1</text:p>
          </table:table-cell>
          <table:table-cell office:value-type="float" office:value="87" calcext:value-type="float">
            <text:p>87</text:p>
          </table:table-cell>
          <table:table-cell table:number-columns-repeated="11"/>
          <table:table-cell table:formula="of:=[.E39]" office:value-type="float" office:value="87" calcext:value-type="float">
            <text:p>87</text:p>
          </table:table-cell>
          <table:table-cell table:formula="of:=[.A39]/[.B39]" office:value-type="float" office:value="0.8" calcext:value-type="float">
            <text:p>0,8</text:p>
          </table:table-cell>
          <table:table-cell table:formula="of:=2*SQRT([.R39])/(1+[.R39])" office:value-type="float" office:value="0.993807989999906" calcext:value-type="float">
            <text:p>0,993807989999906</text:p>
          </table:table-cell>
          <table:table-cell table:formula="of:=([.D39]-[.C39])/([.D39]+[.C39])" office:value-type="float" office:value="0.58974358974359" calcext:value-type="float">
            <text:p>0,58974358974359</text:p>
          </table:table-cell>
          <table:table-cell table:formula="of:=[.T39]/[.S39]" office:value-type="float" office:value="0.593418040182636" calcext:value-type="float">
            <text:p>0,593418040182636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2.8" calcext:value-type="float">
            <text:p>2,8</text:p>
          </table:table-cell>
          <table:table-cell office:value-type="float" office:value="88" calcext:value-type="float">
            <text:p>88</text:p>
          </table:table-cell>
          <table:table-cell table:number-columns-repeated="11"/>
          <table:table-cell table:formula="of:=[.E40]" office:value-type="float" office:value="88" calcext:value-type="float">
            <text:p>88</text:p>
          </table:table-cell>
          <table:table-cell table:formula="of:=[.A40]/[.B40]" office:value-type="float" office:value="0.888888888888889" calcext:value-type="float">
            <text:p>0,888888888888889</text:p>
          </table:table-cell>
          <table:table-cell table:formula="of:=2*SQRT([.R40])/(1+[.R40])" office:value-type="float" office:value="0.998268396969244" calcext:value-type="float">
            <text:p>0,998268396969244</text:p>
          </table:table-cell>
          <table:table-cell table:formula="of:=([.D40]-[.C40])/([.D40]+[.C40])" office:value-type="float" office:value="0.513513513513513" calcext:value-type="float">
            <text:p>0,513513513513513</text:p>
          </table:table-cell>
          <table:table-cell table:formula="of:=[.T40]/[.S40]" office:value-type="float" office:value="0.514404257484808" calcext:value-type="float">
            <text:p>0,514404257484808</text:p>
          </table:table-cell>
        </table:table-row>
        <table:table-row table:style-name="ro1">
          <table:table-cell table:number-columns-repeated="21"/>
        </table:table-row>
        <table:table-row table:style-name="ro2">
          <table:table-cell table:style-name="ce1" office:value-type="string" calcext:value-type="string">
            <text:p>h1</text:p>
          </table:table-cell>
          <table:table-cell table:style-name="ce1" office:value-type="string" calcext:value-type="string">
            <text:p>h2</text:p>
          </table:table-cell>
          <table:table-cell table:style-name="ce1" office:value-type="string" calcext:value-type="string">
            <text:p>h3</text:p>
          </table:table-cell>
          <table:table-cell table:style-name="ce1" office:value-type="string" calcext:value-type="string">
            <text:p>h4</text:p>
          </table:table-cell>
          <table:table-cell table:style-name="ce1" office:value-type="string" calcext:value-type="string">
            <text:p>L, см</text:p>
          </table:table-cell>
          <table:table-cell table:style-name="ce1" office:value-type="string" calcext:value-type="string">
            <text:p>cos</text:p>
          </table:table-cell>
          <table:table-cell table:style-name="ce3"/>
          <table:table-cell table:style-name="ce1" office:value-type="string" calcext:value-type="string">
            <text:p>Практика</text:p>
          </table:table-cell>
          <table:table-cell table:style-name="ce1" office:value-type="string" calcext:value-type="string">
            <text:p>Теория</text:p>
          </table:table-cell>
          <table:table-cell table:number-columns-repeated="7"/>
          <table:table-cell office:value-type="string" calcext:value-type="string">
            <text:p>Гамма3</text:p>
          </table:table-cell>
          <table:table-cell table:number-columns-repeated="4"/>
        </table:table-row>
        <table:table-row table:style-name="ro1">
          <table:table-cell table:style-name="ce2" office:value-type="float" office:value="0.8" calcext:value-type="float">
            <text:p>0,80</text:p>
          </table:table-cell>
          <table:table-cell table:style-name="ce2" office:value-type="float" office:value="0.9" calcext:value-type="float">
            <text:p>0,90</text:p>
          </table:table-cell>
          <table:table-cell table:style-name="ce2" office:value-type="float" office:value="0.2" calcext:value-type="float">
            <text:p>0,20</text:p>
          </table:table-cell>
          <table:table-cell table:style-name="ce2" office:value-type="float" office:value="3" calcext:value-type="float">
            <text:p>3,00</text:p>
          </table:table-cell>
          <table:table-cell table:style-name="ce2" office:value-type="float" office:value="15" calcext:value-type="float">
            <text:p>15,00</text:p>
          </table:table-cell>
          <table:table-cell table:style-name="ce2" office:value-type="float" office:value="0" calcext:value-type="float">
            <text:p>0,00</text:p>
          </table:table-cell>
          <table:table-cell table:style-name="ce4"/>
          <table:table-cell table:style-name="ce2" table:formula="of:=([.D43]-[.C43])/([.D43]+[.C43])/(2*SQRT([.A43]/[.B43]))*(1+([.A43]/[.B43]))" office:value-type="float" office:value="0.876517780845824" calcext:value-type="float">
            <text:p>0,88</text:p>
          </table:table-cell>
          <table:table-cell table:style-name="ce2" table:formula="of:=ABS(COS([.F43]))" office:value-type="float" office:value="1" calcext:value-type="float">
            <text:p>1,00</text:p>
          </table:table-cell>
          <table:table-cell table:number-columns-repeated="12"/>
        </table:table-row>
        <table:table-row table:style-name="ro1">
          <table:table-cell table:style-name="ce2" office:value-type="float" office:value="0.65" calcext:value-type="float">
            <text:p>0,65</text:p>
          </table:table-cell>
          <table:table-cell table:style-name="ce2" office:value-type="float" office:value="0.95" calcext:value-type="float">
            <text:p>0,95</text:p>
          </table:table-cell>
          <table:table-cell table:style-name="ce2" office:value-type="float" office:value="0.4" calcext:value-type="float">
            <text:p>0,40</text:p>
          </table:table-cell>
          <table:table-cell table:style-name="ce2" office:value-type="float" office:value="2.3" calcext:value-type="float">
            <text:p>2,30</text:p>
          </table:table-cell>
          <table:table-cell table:style-name="ce2" office:value-type="float" office:value="15" calcext:value-type="float">
            <text:p>15,00</text:p>
          </table:table-cell>
          <table:table-cell table:style-name="ce2" office:value-type="float" office:value="0.52" calcext:value-type="float">
            <text:p>0,52</text:p>
          </table:table-cell>
          <table:table-cell table:style-name="ce4"/>
          <table:table-cell table:style-name="ce2" table:formula="of:=([.D44]-[.C44])/([.D44]+[.C44])/(2*SQRT([.A44]/[.B44]))*(1+([.A44]/[.B44]))" office:value-type="float" office:value="0.716409510906061" calcext:value-type="float">
            <text:p>0,72</text:p>
          </table:table-cell>
          <table:table-cell table:style-name="ce2" office:value-type="float" office:value="0.87" calcext:value-type="float">
            <text:p>0,87</text:p>
          </table:table-cell>
          <table:table-cell table:number-columns-repeated="12"/>
        </table:table-row>
        <table:table-row table:style-name="ro1">
          <table:table-cell table:style-name="ce2" office:value-type="float" office:value="0.3" calcext:value-type="float">
            <text:p>0,30</text:p>
          </table:table-cell>
          <table:table-cell table:style-name="ce2" office:value-type="float" office:value="0.95" calcext:value-type="float">
            <text:p>0,95</text:p>
          </table:table-cell>
          <table:table-cell table:style-name="ce2" office:value-type="float" office:value="0.7" calcext:value-type="float">
            <text:p>0,70</text:p>
          </table:table-cell>
          <table:table-cell table:style-name="ce2" office:value-type="float" office:value="1.9" calcext:value-type="float">
            <text:p>1,90</text:p>
          </table:table-cell>
          <table:table-cell table:style-name="ce2" office:value-type="float" office:value="15" calcext:value-type="float">
            <text:p>15,00</text:p>
          </table:table-cell>
          <table:table-cell table:style-name="ce2" office:value-type="float" office:value="1.05" calcext:value-type="float">
            <text:p>1,05</text:p>
          </table:table-cell>
          <table:table-cell table:style-name="ce4"/>
          <table:table-cell table:style-name="ce2" office:value-type="float" office:value="0.47" calcext:value-type="float">
            <text:p>0,47</text:p>
          </table:table-cell>
          <table:table-cell table:style-name="ce2" office:value-type="float" office:value="0.5" calcext:value-type="float">
            <text:p>0,50</text:p>
          </table:table-cell>
          <table:table-cell table:number-columns-repeated="12"/>
        </table:table-row>
        <table:table-row table:style-name="ro3">
          <table:table-cell table:style-name="ce2" office:value-type="float" office:value="0.15" calcext:value-type="float">
            <text:p>0,15</text:p>
          </table:table-cell>
          <table:table-cell table:style-name="ce2" office:value-type="float" office:value="0.95" calcext:value-type="float">
            <text:p>0,95</text:p>
          </table:table-cell>
          <table:table-cell table:style-name="ce2" office:value-type="float" office:value="0.9" calcext:value-type="float">
            <text:p>0,90</text:p>
          </table:table-cell>
          <table:table-cell table:style-name="ce2" office:value-type="float" office:value="1.3" calcext:value-type="float">
            <text:p>1,30</text:p>
          </table:table-cell>
          <table:table-cell table:style-name="ce2" office:value-type="float" office:value="15" calcext:value-type="float">
            <text:p>15,00</text:p>
          </table:table-cell>
          <table:table-cell table:style-name="ce2" office:value-type="float" office:value="1.57" calcext:value-type="float">
            <text:p>1,57</text:p>
          </table:table-cell>
          <table:table-cell table:style-name="ce5" office:value-type="string" calcext:value-type="string">
            <text:p>ВИДНОСТЬ:</text:p>
          </table:table-cell>
          <table:table-cell table:style-name="ce2" office:value-type="float" office:value="0.23" calcext:value-type="float">
            <text:p>0,23</text:p>
          </table:table-cell>
          <table:table-cell table:style-name="ce2" office:value-type="float" office:value="0" calcext:value-type="float">
            <text:p>0,00</text:p>
          </table:table-cell>
          <table:table-cell table:number-columns-repeated="12"/>
        </table:table-row>
        <table:table-row table:style-name="ro1">
          <table:table-cell table:style-name="ce2" office:value-type="float" office:value="0.3" calcext:value-type="float">
            <text:p>0,30</text:p>
          </table:table-cell>
          <table:table-cell table:style-name="ce2" office:value-type="float" office:value="0.95" calcext:value-type="float">
            <text:p>0,95</text:p>
          </table:table-cell>
          <table:table-cell table:style-name="ce2" office:value-type="float" office:value="0.8" calcext:value-type="float">
            <text:p>0,80</text:p>
          </table:table-cell>
          <table:table-cell table:style-name="ce2" office:value-type="float" office:value="1.8" calcext:value-type="float">
            <text:p>1,80</text:p>
          </table:table-cell>
          <table:table-cell table:style-name="ce2" office:value-type="float" office:value="15" calcext:value-type="float">
            <text:p>15,00</text:p>
          </table:table-cell>
          <table:table-cell table:style-name="ce2" office:value-type="float" office:value="2.09" calcext:value-type="float">
            <text:p>2,09</text:p>
          </table:table-cell>
          <table:table-cell table:style-name="ce4"/>
          <table:table-cell table:style-name="ce2" table:formula="of:=([.D47]-[.C47])/([.D47]+[.C47])/(2*SQRT([.A47]/[.B47]))*(1+([.A47]/[.B47]))" office:value-type="float" office:value="0.450281640183507" calcext:value-type="float">
            <text:p>0,45</text:p>
          </table:table-cell>
          <table:table-cell table:style-name="ce2" office:value-type="float" office:value="0.5" calcext:value-type="float">
            <text:p>0,50</text:p>
          </table:table-cell>
          <table:table-cell table:number-columns-repeated="12"/>
        </table:table-row>
        <table:table-row table:style-name="ro1">
          <table:table-cell table:style-name="ce2" office:value-type="float" office:value="0.45" calcext:value-type="float">
            <text:p>0,45</text:p>
          </table:table-cell>
          <table:table-cell table:style-name="ce2" office:value-type="float" office:value="0.95" calcext:value-type="float">
            <text:p>0,95</text:p>
          </table:table-cell>
          <table:table-cell table:style-name="ce2" office:value-type="float" office:value="0.5" calcext:value-type="float">
            <text:p>0,50</text:p>
          </table:table-cell>
          <table:table-cell table:style-name="ce2" office:value-type="float" office:value="2.2" calcext:value-type="float">
            <text:p>2,20</text:p>
          </table:table-cell>
          <table:table-cell table:style-name="ce2" office:value-type="float" office:value="15" calcext:value-type="float">
            <text:p>15,00</text:p>
          </table:table-cell>
          <table:table-cell table:style-name="ce2" office:value-type="float" office:value="2.62" calcext:value-type="float">
            <text:p>2,62</text:p>
          </table:table-cell>
          <table:table-cell table:style-name="ce4"/>
          <table:table-cell table:style-name="ce2" table:formula="of:=([.D48]-[.C48])/([.D48]+[.C48])/(2*SQRT([.A48]/[.B48]))*(1+([.A48]/[.B48]))" office:value-type="float" office:value="0.674085736557947" calcext:value-type="float">
            <text:p>0,67</text:p>
          </table:table-cell>
          <table:table-cell table:style-name="ce2" office:value-type="float" office:value="0.87" calcext:value-type="float">
            <text:p>0,87</text:p>
          </table:table-cell>
          <table:table-cell table:number-columns-repeated="12"/>
        </table:table-row>
        <table:table-row table:style-name="ro1">
          <table:table-cell table:style-name="ce2" office:value-type="float" office:value="0.65" calcext:value-type="float">
            <text:p>0,65</text:p>
          </table:table-cell>
          <table:table-cell table:style-name="ce2" office:value-type="float" office:value="0.9" calcext:value-type="float">
            <text:p>0,90</text:p>
          </table:table-cell>
          <table:table-cell table:style-name="ce2" office:value-type="float" office:value="0.2" calcext:value-type="float">
            <text:p>0,20</text:p>
          </table:table-cell>
          <table:table-cell table:style-name="ce2" office:value-type="float" office:value="2.9" calcext:value-type="float">
            <text:p>2,90</text:p>
          </table:table-cell>
          <table:table-cell table:style-name="ce2" office:value-type="float" office:value="15" calcext:value-type="float">
            <text:p>15,00</text:p>
          </table:table-cell>
          <table:table-cell table:style-name="ce2" office:value-type="float" office:value="3.14" calcext:value-type="float">
            <text:p>3,14</text:p>
          </table:table-cell>
          <table:table-cell table:style-name="ce4"/>
          <table:table-cell table:style-name="ce2" office:value-type="float" office:value="0.88" calcext:value-type="float">
            <text:p>0,88</text:p>
          </table:table-cell>
          <table:table-cell table:style-name="ce2" office:value-type="float" office:value="1" calcext:value-type="float">
            <text:p>1,00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5T09:05:58.236418586</meta:creation-date>
    <dc:date>2021-04-16T06:05:54.522125363</dc:date>
    <meta:editing-duration>PT18H51M12S</meta:editing-duration>
    <meta:editing-cycles>3</meta:editing-cycles>
    <meta:generator>LibreOffice/6.4.6.2$Linux_X86_64 LibreOffice_project/40$Build-2</meta:generator>
    <meta:document-statistic meta:table-count="1" meta:cell-count="478" meta:object-count="0"/>
  </office:meta>
</office:document-meta>
</file>